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fo:background-color="#000000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 fo:background-color="#000000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6" style:family="table-cell" style:parent-style-name="Default" style:data-style-name="N26"/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thin solid #000000"/>
    </style:style>
    <style:style style:name="ce10" style:family="table-cell" style:parent-style-name="Default" style:data-style-name="N26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26">
      <style:table-cell-properties fo:border-top="thin solid #000000" fo:border-bottom="thin solid #000000" fo:border-left="thin solid #000000" fo:border-right="thin solid #000000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thin solid #000000"/>
    </style:style>
    <style:style style:name="ce14" style:family="table-cell" style:parent-style-name="Default" style:data-style-name="N26">
      <style:table-cell-properties fo:border-top="thin solid #000000" fo:border-bottom="thin solid #000000" fo:border-left="thin solid #000000" fo:border-right="thin solid #000000"/>
    </style:style>
    <style:style style:name="ce15" style:family="table-cell" style:parent-style-name="Bad" style:data-style-name="N0">
      <style:table-cell-properties fo:background-color="#FFC7CE"/>
      <style:text-properties fo:color="#9C0006"/>
    </style:style>
    <style:style style:name="ce16" style:family="table-cell" style:parent-style-name="Neutral" style:data-style-name="N0">
      <style:table-cell-properties fo:background-color="#FFEB9C"/>
      <style:text-properties fo:color="#9C5700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o1" style:family="table-column">
      <style:table-column-properties fo:break-before="auto" style:column-width="2.40770833333333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4.97416666666667cm"/>
    </style:style>
    <style:style style:name="co5" style:family="table-column">
      <style:table-column-properties fo:break-before="auto" style:column-width="5.97958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2.0902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2">
            <text:p>rounds nb</text:p>
          </table:table-cell>
          <table:table-cell office:value-type="string" table:style-name="ce3">
            <text:p>PROF'S TIMING</text:p>
          </table:table-cell>
          <table:table-cell office:value-type="string" table:style-name="ce3">
            <text:p>MY TIMING</text:p>
          </table:table-cell>
          <table:table-cell office:value-type="string" table:style-name="ce3">
            <text:p>PROF'S WRONG DIRECTIONS</text:p>
          </table:table-cell>
          <table:table-cell office:value-type="string" table:style-name="ce4">
            <text:p>MY CODE'S WRONG DIRECTIONS</text:p>
          </table:table-cell>
          <table:table-cell table:number-columns-repeated="2" table:style-name="ce1"/>
          <table:table-cell office:value-type="string" table:style-name="ce16">
            <text:p>PROF'S TIMING</text:p>
          </table:table-cell>
          <table:table-cell office:value-type="string" table:style-name="ce16">
            <text:p>MY TIMING</text:p>
          </table:table-cell>
          <table:table-cell table:number-columns-repeated="1637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252" table:style-name="ce17">
            <text:p>252</text:p>
          </table:table-cell>
          <table:table-cell office:value-type="time" office:time-value="PT5H14M0S" table:style-name="ce10">
            <text:p>5:14:00</text:p>
          </table:table-cell>
          <table:table-cell office:value-type="float" office:value="3" table:style-name="ce12">
            <text:p>3</text:p>
          </table:table-cell>
          <table:table-cell office:value-type="float" office:value="8" table:style-name="ce5">
            <text:p>8</text:p>
          </table:table-cell>
          <table:table-cell table:style-name="ce1"/>
          <table:table-cell office:value-type="string" table:style-name="ce16">
            <text:p>standard deviation</text:p>
          </table:table-cell>
          <table:table-cell office:value-type="float" office:value="30.999617994250769" table:formula="of:=STDEV([.B2:.B21])" table:style-name="ce1">
            <text:p>30.99961799</text:p>
          </table:table-cell>
          <table:table-cell office:value-type="float" office:value="1.2480237382756569E-2" table:formula="of:=STDEV([.C2:.C21])" table:style-name="ce1">
            <text:p>0.012480237</text:p>
          </table:table-cell>
          <table:table-cell table:number-columns-repeated="16375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287" table:style-name="ce17">
            <text:p>287</text:p>
          </table:table-cell>
          <table:table-cell office:value-type="time" office:time-value="PT5H3M0S" table:style-name="ce10">
            <text:p>5:03:00</text:p>
          </table:table-cell>
          <table:table-cell office:value-type="float" office:value="2" table:style-name="ce12">
            <text:p>2</text:p>
          </table:table-cell>
          <table:table-cell office:value-type="float" office:value="11" table:style-name="ce5">
            <text:p>11</text:p>
          </table:table-cell>
          <table:table-cell table:style-name="ce1"/>
          <table:table-cell office:value-type="string" table:style-name="ce16">
            <text:p>pooled STD</text:p>
          </table:table-cell>
          <table:table-cell office:value-type="float" office:value="480.48823577290062" table:formula="of:=((19*([.H2]^2))+(19*([.I2]^2)))/38" table:style-name="ce1">
            <text:p>480.4882358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time" office:time-value="PT6480H0M0S" table:style-name="ce10">
            <text:p>0:00:00</text:p>
          </table:table-cell>
          <table:table-cell office:value-type="time" office:time-value="PT5H10M0S" table:style-name="ce10">
            <text:p>5:10:00</text:p>
          </table:table-cell>
          <table:table-cell office:value-type="float" office:value="2" table:style-name="ce12">
            <text:p>2</text:p>
          </table:table-cell>
          <table:table-cell office:value-type="float" office:value="8" table:style-name="ce5">
            <text:p>8</text:p>
          </table:table-cell>
          <table:table-cell table:number-columns-repeated="16379" table:style-name="ce1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time" office:time-value="PT5688H0M0S" table:style-name="ce10">
            <text:p>0:00:00</text:p>
          </table:table-cell>
          <table:table-cell office:value-type="time" office:time-value="PT4H53M0S" table:style-name="ce10">
            <text:p>4:53:00</text:p>
          </table:table-cell>
          <table:table-cell office:value-type="float" office:value="3" table:style-name="ce12">
            <text:p>3</text:p>
          </table:table-cell>
          <table:table-cell office:value-type="float" office:value="9" table:style-name="ce5">
            <text:p>9</text:p>
          </table:table-cell>
          <table:table-cell table:number-columns-repeated="16379" table:style-name="ce1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time" office:time-value="PT6000H0M0S" table:style-name="ce10">
            <text:p>0:00:00</text:p>
          </table:table-cell>
          <table:table-cell office:value-type="time" office:time-value="PT5H25M0S" table:style-name="ce10">
            <text:p>5:25:00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5">
            <text:p>5</text:p>
          </table:table-cell>
          <table:table-cell table:number-columns-repeated="16379" table:style-name="ce1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time" office:time-value="PT6240H0M0S" table:style-name="ce10">
            <text:p>0:00:00</text:p>
          </table:table-cell>
          <table:table-cell office:value-type="time" office:time-value="PT5H17M0S" table:style-name="ce10">
            <text:p>5:17:00</text:p>
          </table:table-cell>
          <table:table-cell office:value-type="float" office:value="3" table:style-name="ce12">
            <text:p>3</text:p>
          </table:table-cell>
          <table:table-cell office:value-type="float" office:value="8" table:style-name="ce5">
            <text:p>8</text:p>
          </table:table-cell>
          <table:table-cell table:number-columns-repeated="16379" table:style-name="ce1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time" office:time-value="PT6120H0M0S" table:style-name="ce10">
            <text:p>0:00:00</text:p>
          </table:table-cell>
          <table:table-cell office:value-type="time" office:time-value="PT4H53M0S" table:style-name="ce10">
            <text:p>4:53:00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5">
            <text:p>5</text:p>
          </table:table-cell>
          <table:table-cell table:number-columns-repeated="16379" table:style-name="ce1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time" office:time-value="PT6168H0M0S" table:style-name="ce10">
            <text:p>0:00:00</text:p>
          </table:table-cell>
          <table:table-cell office:value-type="time" office:time-value="PT5H7M0S" table:style-name="ce10">
            <text:p>5:07:00</text:p>
          </table:table-cell>
          <table:table-cell office:value-type="float" office:value="2" table:style-name="ce12">
            <text:p>2</text:p>
          </table:table-cell>
          <table:table-cell office:value-type="float" office:value="7" table:style-name="ce5">
            <text:p>7</text:p>
          </table:table-cell>
          <table:table-cell table:number-columns-repeated="16379" table:style-name="ce1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time" office:time-value="PT6000H0M0S" table:style-name="ce10">
            <text:p>0:00:00</text:p>
          </table:table-cell>
          <table:table-cell office:value-type="time" office:time-value="PT5H9M0S" table:style-name="ce10">
            <text:p>5:09:00</text:p>
          </table:table-cell>
          <table:table-cell office:value-type="float" office:value="2" table:style-name="ce12">
            <text:p>2</text:p>
          </table:table-cell>
          <table:table-cell office:value-type="float" office:value="5" table:style-name="ce5">
            <text:p>5</text:p>
          </table:table-cell>
          <table:table-cell table:number-columns-repeated="16379" table:style-name="ce1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time" office:time-value="PT7920H0M0S" table:style-name="ce10">
            <text:p>0:00:00</text:p>
          </table:table-cell>
          <table:table-cell office:value-type="time" office:time-value="PT4H54M0S" table:style-name="ce10">
            <text:p>4:54:00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5">
            <text:p>6</text:p>
          </table:table-cell>
          <table:table-cell table:number-columns-repeated="16379" table:style-name="ce1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time" office:time-value="PT6720H0M0S" table:style-name="ce10">
            <text:p>0:00:00</text:p>
          </table:table-cell>
          <table:table-cell office:value-type="time" office:time-value="PT4H47M0S" table:style-name="ce10">
            <text:p>4:47:00</text:p>
          </table:table-cell>
          <table:table-cell office:value-type="float" office:value="4" table:style-name="ce12">
            <text:p>4</text:p>
          </table:table-cell>
          <table:table-cell office:value-type="float" office:value="9" table:style-name="ce5">
            <text:p>9</text:p>
          </table:table-cell>
          <table:table-cell table:number-columns-repeated="16379" table:style-name="ce1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time" office:time-value="PT7272H0M0S" table:style-name="ce10">
            <text:p>0:00:00</text:p>
          </table:table-cell>
          <table:table-cell office:value-type="time" office:time-value="PT4H55M0S" table:style-name="ce10">
            <text:p>4:55:00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5">
            <text:p>5</text:p>
          </table:table-cell>
          <table:table-cell table:number-columns-repeated="16379" table:style-name="ce1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time" office:time-value="PT5928H0M0S" table:style-name="ce10">
            <text:p>0:00:00</text:p>
          </table:table-cell>
          <table:table-cell office:value-type="time" office:time-value="PT4H44M0S" table:style-name="ce10">
            <text:p>4:44:00</text:p>
          </table:table-cell>
          <table:table-cell office:value-type="float" office:value="3" table:style-name="ce12">
            <text:p>3</text:p>
          </table:table-cell>
          <table:table-cell office:value-type="float" office:value="6" table:style-name="ce5">
            <text:p>6</text:p>
          </table:table-cell>
          <table:table-cell table:number-columns-repeated="16379" table:style-name="ce1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time" office:time-value="PT5808H0M0S" table:style-name="ce10">
            <text:p>0:00:00</text:p>
          </table:table-cell>
          <table:table-cell office:value-type="time" office:time-value="PT4H29M0S" table:style-name="ce10">
            <text:p>4:29:00</text:p>
          </table:table-cell>
          <table:table-cell office:value-type="float" office:value="5" table:style-name="ce12">
            <text:p>5</text:p>
          </table:table-cell>
          <table:table-cell office:value-type="float" office:value="4" table:style-name="ce5">
            <text:p>4</text:p>
          </table:table-cell>
          <table:table-cell table:number-columns-repeated="16379" table:style-name="ce1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time" office:time-value="PT6024H0M0S" table:style-name="ce10">
            <text:p>0:00:00</text:p>
          </table:table-cell>
          <table:table-cell office:value-type="time" office:time-value="PT4H37M0S" table:style-name="ce10">
            <text:p>4:37:00</text:p>
          </table:table-cell>
          <table:table-cell office:value-type="float" office:value="3" table:style-name="ce12">
            <text:p>3</text:p>
          </table:table-cell>
          <table:table-cell office:value-type="float" office:value="8" table:style-name="ce5">
            <text:p>8</text:p>
          </table:table-cell>
          <table:table-cell table:number-columns-repeated="16379" table:style-name="ce1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time" office:time-value="PT5160H0M0S" table:style-name="ce10">
            <text:p>0:00:00</text:p>
          </table:table-cell>
          <table:table-cell office:value-type="time" office:time-value="PT4H58M0S" table:style-name="ce10">
            <text:p>4:58:00</text:p>
          </table:table-cell>
          <table:table-cell office:value-type="float" office:value="4" table:style-name="ce12">
            <text:p>4</text:p>
          </table:table-cell>
          <table:table-cell office:value-type="float" office:value="7" table:style-name="ce5">
            <text:p>7</text:p>
          </table:table-cell>
          <table:table-cell table:number-columns-repeated="16379"/>
        </table:table-row>
        <table:table-row table:style-name="ro1">
          <table:table-cell office:value-type="float" office:value="17" table:style-name="ce8">
            <text:p>17</text:p>
          </table:table-cell>
          <table:table-cell office:value-type="time" office:time-value="PT7416H0M0S" table:style-name="ce10">
            <text:p>0:00:00</text:p>
          </table:table-cell>
          <table:table-cell office:value-type="time" office:time-value="PT4H25M0S" table:style-name="ce10">
            <text:p>4:25:00</text:p>
          </table:table-cell>
          <table:table-cell office:value-type="float" office:value="6" table:style-name="ce12">
            <text:p>6</text:p>
          </table:table-cell>
          <table:table-cell office:value-type="float" office:value="5" table:style-name="ce5">
            <text:p>5</text:p>
          </table:table-cell>
          <table:table-cell table:number-columns-repeated="16379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time" office:time-value="PT6024H0M0S" table:style-name="ce10">
            <text:p>0:00:00</text:p>
          </table:table-cell>
          <table:table-cell office:value-type="time" office:time-value="PT4H27M0S" table:style-name="ce10">
            <text:p>4:27:00</text:p>
          </table:table-cell>
          <table:table-cell office:value-type="float" office:value="2" table:style-name="ce12">
            <text:p>2</text:p>
          </table:table-cell>
          <table:table-cell office:value-type="float" office:value="5" table:style-name="ce5">
            <text:p>5</text:p>
          </table:table-cell>
          <table:table-cell table:number-columns-repeated="16379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time" office:time-value="PT5280H0M0S" table:style-name="ce10">
            <text:p>0:00:00</text:p>
          </table:table-cell>
          <table:table-cell office:value-type="time" office:time-value="PT4H36M0S" table:style-name="ce10">
            <text:p>4:36:00</text:p>
          </table:table-cell>
          <table:table-cell office:value-type="float" office:value="4" table:style-name="ce12">
            <text:p>4</text:p>
          </table:table-cell>
          <table:table-cell office:value-type="float" office:value="6" table:style-name="ce5">
            <text:p>6</text:p>
          </table:table-cell>
          <table:table-cell table:number-columns-repeated="16379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time" office:time-value="PT4968H0M0S" table:style-name="ce14">
            <text:p>0:00:00</text:p>
          </table:table-cell>
          <table:table-cell office:value-type="time" office:time-value="PT4H30M0S" table:style-name="ce11">
            <text:p>4:30:00</text:p>
          </table:table-cell>
          <table:table-cell office:value-type="float" office:value="3" table:style-name="ce13">
            <text:p>3</text:p>
          </table:table-cell>
          <table:table-cell office:value-type="float" office:value="8" table:style-name="ce7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Average<text:s/></text:p>
          </table:table-cell>
          <table:table-cell office:value-type="time" office:time-value="PT6207H36M0S" table:formula="of:=AVERAGE([.B2:.B21])" table:style-name="ce6">
            <text:p>15:36:00</text:p>
          </table:table-cell>
          <table:table-cell office:value-type="time" office:time-value="PT4H52M39S" table:formula="of:=AVERAGE([.C2:.C21])" table:style-name="ce6">
            <text:p>4:52:39</text:p>
          </table:table-cell>
          <table:table-cell office:value-type="float" office:value="3.4" table:formula="of:=AVERAGE([.D2:.D21])" table:style-name="ce1">
            <text:p>3.4</text:p>
          </table:table-cell>
          <table:table-cell office:value-type="float" office:value="6.75" table:formula="of:=AVERAGE([.E2:.E21])" table:style-name="ce1">
            <text:p>6.75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In seconds</text:p>
          </table:table-cell>
          <table:table-cell office:value-type="float" office:value="259" table:formula="of:=4*60+19" table:style-name="ce1">
            <text:p>259</text:p>
          </table:table-cell>
          <table:table-cell office:value-type="float" office:value="279" table:formula="of:=4*60+39" table:style-name="ce1">
            <text:p>279</text:p>
          </table:table-cell>
          <table:table-cell table:number-columns-repeated="16381" table:style-name="ce1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style:style style:name="Bad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Piya Saade</meta:initial-creator>
    <dc:creator>Piya Saade</dc:creator>
    <meta:creation-date>2022-05-29T18:02:34Z</meta:creation-date>
    <dc:date>2022-05-29T20:50:47Z</dc:date>
  </office:meta>
</office:document-meta>
</file>